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text-align="center" fo:text-indent="0cm"/>
      <style:text-properties style:text-underline-style="none"/>
    </style:style>
  </office:automatic-styles>
  <office:body>
    <office:drawing>
      <draw:page draw:name="page1" draw:style-name="dp1" draw:master-page-name="Default">
        <draw:custom-shape draw:name="Or" draw:style-name="gr1" draw:text-style-name="P1" draw:layer="layout" svg:width="10.614cm" svg:height="6.756cm" svg:x="1.086cm" svg:y="2.98cm">
          <draw:glue-point draw:id="4" svg:x="-5cm" svg:y="-2.535cm" draw:escape-direction="left"/>
          <draw:glue-point draw:id="5" svg:x="-5cm" svg:y="2.535cm" draw:escape-direction="left"/>
          <text:p/>
          <draw:enhanced-geometry svg:viewBox="0 0 5000 2637" draw:text-areas="0 2937 5000 3037" draw:mirror-horizontal="false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11:20:38.204982284</meta:creation-date>
    <dc:date>2018-01-25T11:23:01.274390765</dc:date>
    <meta:editing-duration>PT2M2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